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065cm" svg:height="13.97cm" svg:x="1.635cm" svg:y="7.985cm">
          <text:p/>
        </draw:rect>
        <draw:rect draw:style-name="gr2" draw:text-style-name="P2" draw:layer="layout" svg:width="9.525cm" svg:height="2.54cm" svg:x="2.905cm" svg:y="9.255cm">
          <text:p text:style-name="P1"><text:span text:style-name="T1">Preprocess</text:span></text:p>
        </draw:rect>
        <draw:rect draw:style-name="gr2" draw:text-style-name="P2" draw:layer="layout" svg:width="9.525cm" svg:height="2.54cm" svg:x="2.905cm" svg:y="13.065cm">
          <text:p text:style-name="P1"><text:span text:style-name="T1">Mail-merge</text:span></text:p>
        </draw:rect>
        <draw:rect draw:style-name="gr2" draw:text-style-name="P2" draw:layer="layout" svg:width="9.525cm" svg:height="2.54cm" svg:x="2.905cm" svg:y="17.51cm">
          <text:p text:style-name="P1"><text:span text:style-name="T1">PDF generation</text:span></text:p>
        </draw:rect>
        <draw:rect draw:style-name="gr2" draw:text-style-name="P2" draw:layer="layout" svg:width="5.715cm" svg:height="2.54cm" svg:x="2.905cm" svg:y="2.905cm">
          <text:p text:style-name="P1"><text:span text:style-name="T1">Template</text:span></text:p>
        </draw:rect>
        <draw:rect draw:style-name="gr2" draw:text-style-name="P2" draw:layer="layout" svg:width="6.35cm" svg:height="2.54cm" svg:x="12.43cm" svg:y="2.905cm">
          <text:p text:style-name="P1"><text:span text:style-name="T1">User data</text:span></text:p>
        </draw:rect>
        <draw:line draw:style-name="gr3" draw:text-style-name="P1" draw:layer="layout" svg:x1="6.08cm" svg:y1="5.445cm" svg:x2="8.62cm" svg:y2="7.985cm">
          <text:p/>
        </draw:line>
        <draw:line draw:style-name="gr3" draw:text-style-name="P1" draw:layer="layout" svg:x1="14.97cm" svg:y1="5.445cm" svg:x2="13.065cm" svg:y2="7.985cm">
          <text:p/>
        </draw:line>
        <draw:rect draw:style-name="gr2" draw:text-style-name="P2" draw:layer="layout" svg:width="6.985cm" svg:height="2.54cm" svg:x="7.35cm" svg:y="23.225cm">
          <text:p text:style-name="P1"><text:span text:style-name="T1">PDF</text:span></text:p>
        </draw:rect>
        <draw:line draw:style-name="gr3" draw:text-style-name="P1" draw:layer="layout" svg:x1="10.525cm" svg:y1="21.955cm" svg:x2="10.525cm" svg:y2="23.225cm">
          <text:p/>
        </draw:line>
        <draw:rect draw:style-name="gr2" draw:text-style-name="P2" draw:layer="layout" svg:width="4.445cm" svg:height="2.54cm" svg:x="14.97cm" svg:y="7.985cm">
          <text:p text:style-name="P2"><text:span text:style-name="T1">Select </text:span></text:p>
          <text:p text:style-name="P2"><text:span text:style-name="T1">Template</text:span></text:p>
        </draw:rect>
        <draw:rect draw:style-name="gr2" draw:text-style-name="P2" draw:layer="layout" svg:width="5.08cm" svg:height="3.81cm" svg:x="14.97cm" svg:y="11.16cm">
          <text:p text:style-name="P1"><text:span text:style-name="T1">Calculate </text:span></text:p>
          <text:p text:style-name="P1"><text:span text:style-name="T1">Page </text:span></text:p>
          <text:p text:style-name="P1"><text:span text:style-name="T1">amount</text:span></text:p>
        </draw:rect>
        <draw:line draw:style-name="gr1" draw:text-style-name="P1" draw:layer="layout" svg:x1="12.43cm" svg:y1="10.525cm" svg:x2="14.97cm" svg:y2="9.255cm">
          <text:p/>
        </draw:line>
        <draw:line draw:style-name="gr1" draw:text-style-name="P1" draw:layer="layout" svg:x1="12.43cm" svg:y1="11.16cm" svg:x2="14.97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anzhiqian </meta:initial-creator>
    <meta:creation-date>2011-05-17T21:47:52</meta:creation-date>
    <dc:date>2011-05-17T21:59:03</dc:date>
    <dc:creator>yuanzhiqian </dc:creator>
    <meta:editing-duration>PT00H11M11S</meta:editing-duration>
    <meta:editing-cycles>2</meta:editing-cycles>
    <meta:generator>OpenOffice.org/3.2$Linux OpenOffice.org_project/320m19$Build-9505</meta:generator>
    <meta:document-statistic meta:object-count="14"/>
  </office:meta>
</office:document-meta>
</file>